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384000015393311E960.svm"/>
  <manifest:file-entry manifest:media-type="" manifest:full-path="Pictures/2000000700004CC00000042330DC0AE5.svm"/>
  <manifest:file-entry manifest:media-type="" manifest:full-path="Pictures/200000070000645000004C33BC0F353F.svm"/>
  <manifest:file-entry manifest:media-type="" manifest:full-path="Pictures/2000000700005BC5000017B46854ADE9.svm"/>
  <manifest:file-entry manifest:media-type="" manifest:full-path="Pictures/2000000700007A37000007076D6E85E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/>
    <style:style style:name="P6" style:family="paragraph" style:parent-style-name="Text_20_body" style:list-style-name="L3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daktør manual for hundreårsmålene.no</text:h>
      <text:p text:style-name="Text_20_body">16. mars 2008</text:p>
      <text:p text:style-name="Text_20_body">Pål Messenlien</text:p>
      <text:p text:style-name="Text_20_body"><text:a xlink:type="simple" xlink:href="http://hundrearsmalene.no/">http://hundrearsmalene.no</text:a></text:p>
      <text:p text:style-name="Text_20_body">Disse sidene er en kort introduksjon til å komme igang som redaktør for websidene.</text:p>
      <text:h text:style-name="Heading_20_2" text:outline-level="2">Pålogging / registrering</text:h>
      <text:p text:style-name="Text_20_body"><draw:frame draw:style-name="fr1" draw:name="bilder1" text:anchor-type="paragraph" svg:x="-0.081cm" svg:y="0.159cm" svg:width="12.663cm" svg:height="0.683cm" draw:z-index="0"><draw:image xlink:href="Pictures/2000000700004CC00000042330DC0AE5.svm" xlink:type="simple" xlink:show="embed" xlink:actuate="onLoad"/></draw:frame>For å få tilgang til sidene må du gjøre følgende:</text:p>
      <text:list text:style-name="L3">
        <text:list-item>
          <text:p text:style-name="P4">Registrer deg en ny bruker og følg veiledningen som kommer i epost for å aktivere deg.</text:p>
        </text:list-item>
        <text:list-item>
          <text:p text:style-name="P4">Kontakt redaksjonen for sidene slik at de kan gi deg tilgang til sidene.</text:p>
        </text:list-item>
        <text:list-item>
          <text:p text:style-name="P4">Logg deg inn på siden via Logg inn knappen</text:p>
        </text:list-item>
      </text:list>
      <text:h text:style-name="Heading_20_2" text:outline-level="2">Publiserings grensesnittet (ezwebin)</text:h>
      <text:p text:style-name="Text_20_body">Hvis du har riktig rettigheter etter at du har logget inn på sidene så skal du se redigerings knappene.</text:p>
      <text:p text:style-name="Text_20_body"><draw:frame draw:style-name="fr2" draw:name="bilder2" text:anchor-type="paragraph" svg:width="16.999cm" svg:height="0.977cm" draw:z-index="1"><draw:image xlink:href="Pictures/2000000700007A37000007076D6E85E8.svm" xlink:type="simple" xlink:show="embed" xlink:actuate="onLoad"/></draw:frame>På alle sider du har rettigheter så vil disse knappene dukke opp. </text:p>
      <text:p text:style-name="Text_20_body"><draw:frame draw:style-name="fr1" draw:name="bilder3" text:anchor-type="paragraph" svg:x="-0.03cm" svg:y="0cm" svg:width="13.511cm" svg:height="4.246cm" draw:z-index="2"><draw:image xlink:href="Pictures/2000000700004384000015393311E960.svm" xlink:type="simple" xlink:show="embed" xlink:actuate="onLoad"/></draw:frame>Disse knappene vil også forandre seg utifra hva slags innhold du står under, og hva slags rettigheter du har.</text:p>
      <text:h text:style-name="Heading_20_3" text:outline-level="3">Online Editor</text:h>
      <text:p text:style-name="Text_20_body">Når du redigerer en side så vil det være en tekst editor på noen av feltene i redigerings skjemaet. Denne gir deg enkle tekst behandlings funksjoner.</text:p>
      <text:p text:style-name="Text_20_body"><draw:frame draw:style-name="fr3" draw:name="bilder4" text:anchor-type="paragraph" svg:width="16.999cm" svg:height="4.39cm" draw:z-index="3"><draw:image xlink:href="Pictures/2000000700005BC5000017B46854ADE9.svm" xlink:type="simple" xlink:show="embed" xlink:actuate="onLoad"/></draw:frame></text:p>
      <text:h text:style-name="Heading_20_2" text:outline-level="2"><text:soft-page-break/>EZ Flow</text:h>
      <text:p text:style-name="Text_20_body">Dette er et redaktør verktøy som finnes på noen av førstesidene. (Frontpage typen)</text:p>
      <text:p text:style-name="Text_20_body">Det gir en mulighet til å forandre på spalte layout på siden, og legge til eller fjerne innhold som skal vises i de forskjellige spaltene. </text:p>
      <text:p text:style-name="Footnote">Ord forklaring:</text:p>
      <text:p text:style-name="Footnote">Zone = spalte i layout</text:p>
      <text:p text:style-name="Footnote">Block = Visning av innhold i en zone. F.eks nyhets liste</text:p>
      <text:p text:style-name="Text_20_body"><draw:frame draw:style-name="fr3" draw:name="bilder5" text:anchor-type="paragraph" svg:width="16.999cm" svg:height="13.3cm" draw:z-index="4"><draw:image xlink:href="Pictures/200000070000645000004C33BC0F353F.svm" xlink:type="simple" xlink:show="embed" xlink:actuate="onLoad"/></draw:frame></text:p>
      <text:h text:style-name="Heading_20_2" text:outline-level="2">Veilednings videoer</text:h>
      <text:list text:style-name="L2">
        <text:list-item>
          <text:p text:style-name="P1"><text:a xlink:type="simple" xlink:href="http://screencast.com/t/3imkRYsK2">Publisere artikel</text:a></text:p>
        </text:list-item>
        <text:list-item>
          <text:p text:style-name="P1"><text:a xlink:type="simple" xlink:href="http://screencast.com/t/BpP4NCoc">Legge til et bilder i artikel</text:a></text:p>
        </text:list-item>
        <text:list-item>
          <text:p text:style-name="P1"><text:a xlink:type="simple" xlink:href="http://screencast.com/t/1IJWh7WoBB">Publisere artikel som nyhet i blokk og redigere bilde visning på førstesiden</text:a></text:p>
        </text:list-item>
      </text:list>
      <text:h text:style-name="Heading_20_2" text:outline-level="2">Nyttige lenker</text:h>
      <text:p text:style-name="Text_20_body"><text:a xlink:type="simple" xlink:href="http://ez.no/doc">http://ez.no/doc</text:a></text:p>
      <text:p text:style-name="Text_20_body"><text:a xlink:type="simple" xlink:href="http://ez.no/doc/extensions/ez_flow">http://ez.no/doc/extensions/ez_flow</text:a></text:p>
      <text:p text:style-name="Text_20_body"><text:a xlink:type="simple" xlink:href="http://ez.no/doc/ez_publish/user_manual/4_0/daily_tasks">http://ez.no/doc/ez_publish/user_manual/4_0/daily_tasks</text:a></text:p>
      <text:p text:style-name="Text_20_body"><text:a xlink:type="simple" xlink:href="http://ez.no/doc/extensions/online_editor/4_x/usage">http://ez.no/doc/extensions/online_editor/4_x/usage</text:a></text:p>
      <text:p text:style-name="Text_20_body">Lykke til!</text:p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16T19:07:04</meta:creation-date>
    <dc:date>2008-03-16T21:08:07</dc:date>
    <meta:editing-cycles>30</meta:editing-cycles>
    <meta:editing-duration>PT2H1M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3" meta:paragraph-count="32" meta:word-count="267" meta:character-count="1564"/>
  </office:meta>
</office:document-meta>
</file>